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cahier de conception</text:p>
      <text:p text:style-name="P1"/>
      <text:p text:style-name="P1">1) Architecture fonctionnelle (diagrammes d'activité)</text:p>
      <text:p text:style-name="P1"/>
      <text:p text:style-name="P1">2) Architecture techniques (MCD,Base de donnés, MVC)</text:p>
      <text:p text:style-name="P1"/>
      <text:p text:style-name="P1"/>
      <text:p text:style-name="P1">3) IHM, Maquetes 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41S</meta:editing-duration>
    <meta:editing-cycles>5</meta:editing-cycles>
    <meta:generator>LibreOffice/4.4.0.3$Windows_x86 LibreOffice_project/de093506bcdc5fafd9023ee680b8c60e3e0645d7</meta:generator>
    <dc:date>2015-05-05T16:43:35.376000000</dc:date>
    <meta:document-statistic meta:table-count="0" meta:image-count="0" meta:object-count="0" meta:page-count="1" meta:paragraph-count="4" meta:word-count="19" meta:character-count="146" meta:non-whitespace-character-count="131"/>
    <meta:user-defined meta:name="Info 1"/>
    <meta:user-defined meta:name="Info 2"/>
    <meta:user-defined meta:name="Info 3"/>
    <meta:user-defined meta:name="Info 4"/>
  </office:meta>
</office:document-meta>
</file>